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Roberta" calcext:value-type="string">
            <text:p>Roberta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1.4735202997147" calcext:value-type="float">
            <text:p>91.47</text:p>
          </table:table-cell>
          <table:table-cell table:style-name="ce108" office:value-type="float" office:value="1.41486700987134" calcext:value-type="float">
            <text:p>1.41</text:p>
          </table:table-cell>
          <table:table-cell table:style-name="ce95" office:value-type="float" office:value="90.3097350340178" calcext:value-type="float">
            <text:p>90.31</text:p>
          </table:table-cell>
          <table:table-cell table:style-name="ce108" office:value-type="float" office:value="1.82066496860977" calcext:value-type="float">
            <text:p>1.82</text:p>
          </table:table-cell>
          <table:table-cell table:style-name="ce115" office:value-type="float" office:value="92.6748363449965" calcext:value-type="float">
            <text:p>92.67</text:p>
          </table:table-cell>
          <table:table-cell table:style-name="ce115" office:value-type="float" office:value="1.12023805623584" calcext:value-type="float">
            <text:p>1.12</text:p>
          </table:table-cell>
          <table:table-cell table:style-name="ce55"/>
          <table:table-cell table:style-name="ce95" office:value-type="float" office:value="96.6395464550823" calcext:value-type="float">
            <text:p>96.64</text:p>
          </table:table-cell>
          <table:table-cell table:style-name="ce108" office:value-type="float" office:value="0.50433119668083" calcext:value-type="float">
            <text:p>0.50</text:p>
          </table:table-cell>
          <table:table-cell table:style-name="ce95" office:value-type="float" office:value="95.4030228180021" calcext:value-type="float">
            <text:p>95.40</text:p>
          </table:table-cell>
          <table:table-cell table:style-name="ce108" office:value-type="float" office:value="0.653394434677127" calcext:value-type="float">
            <text:p>0.65</text:p>
          </table:table-cell>
          <table:table-cell table:style-name="ce95" office:value-type="float" office:value="97.9160360666251" calcext:value-type="float">
            <text:p>97.92</text:p>
          </table:table-cell>
          <table:table-cell table:style-name="ce108" office:value-type="float" office:value="0.892839898671872" calcext:value-type="float">
            <text:p>0.89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47_{\pm 1.41}$ " calcext:value-type="string">
            <text:p><text:s/>$91.47_{\pm 1.41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0.31_{\pm 1.82}$ " calcext:value-type="string">
            <text:p><text:s/>$90.31_{\pm 1.82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7_{\pm 1.12}$ " calcext:value-type="string">
            <text:p><text:s/>$92.67_{\pm 1.12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64_{\pm 0.50}$ " calcext:value-type="string">
            <text:p><text:s/>$96.64_{\pm 0.50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5.40_{\pm 0.65}$ " calcext:value-type="string">
            <text:p><text:s/>$95.40_{\pm 0.65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92_{\pm 0.89}$ " calcext:value-type="string">
            <text:p><text:s/>$97.92_{\pm 0.8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2.204976727174" calcext:value-type="float">
            <text:p>92.20</text:p>
          </table:table-cell>
          <table:table-cell table:style-name="ce108" office:value-type="float" office:value="0.85699319949639" calcext:value-type="float">
            <text:p>0.86</text:p>
          </table:table-cell>
          <table:table-cell table:style-name="ce95" office:value-type="float" office:value="91.2514108884274" calcext:value-type="float">
            <text:p>91.25</text:p>
          </table:table-cell>
          <table:table-cell table:style-name="ce108" office:value-type="float" office:value="0.980162090290536" calcext:value-type="float">
            <text:p>0.98</text:p>
          </table:table-cell>
          <table:table-cell table:style-name="ce115" office:value-type="float" office:value="93.1929692291691" calcext:value-type="float">
            <text:p>93.19</text:p>
          </table:table-cell>
          <table:table-cell table:style-name="ce115" office:value-type="float" office:value="1.35157472552229" calcext:value-type="float">
            <text:p>1.35</text:p>
          </table:table-cell>
          <table:table-cell table:style-name="ce55"/>
          <table:table-cell table:style-name="ce95" office:value-type="float" office:value="96.9447068042032" calcext:value-type="float">
            <text:p>96.94</text:p>
          </table:table-cell>
          <table:table-cell table:style-name="ce108" office:value-type="float" office:value="0.588341008252386" calcext:value-type="float">
            <text:p>0.59</text:p>
          </table:table-cell>
          <table:table-cell table:style-name="ce95" office:value-type="float" office:value="95.9450339894757" calcext:value-type="float">
            <text:p>95.95</text:p>
          </table:table-cell>
          <table:table-cell table:style-name="ce108" office:value-type="float" office:value="1.07747354294261" calcext:value-type="float">
            <text:p>1.08</text:p>
          </table:table-cell>
          <table:table-cell table:style-name="ce95" office:value-type="float" office:value="97.980384901856" calcext:value-type="float">
            <text:p>97.98</text:p>
          </table:table-cell>
          <table:table-cell table:style-name="ce108" office:value-type="float" office:value="0.962496301966309" calcext:value-type="float">
            <text:p>0.96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20_{\pm 0.86}$ " calcext:value-type="string">
            <text:p><text:s/>$92.20_{\pm 0.86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25_{\pm 0.98}$ " calcext:value-type="string">
            <text:p><text:s/>$91.25_{\pm 0.98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19_{\pm 1.35}$ " calcext:value-type="string">
            <text:p><text:s/>$93.19_{\pm 1.35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94_{\pm 0.59}$ " calcext:value-type="string">
            <text:p><text:s/>$96.94_{\pm 0.59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95_{\pm 1.08}$ " calcext:value-type="string">
            <text:p><text:s/>$95.95_{\pm 1.08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7.98_{\pm 0.96}$ " calcext:value-type="string">
            <text:p><text:s/>$97.98_{\pm 0.9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-0.731456427459293" calcext:value-type="float">
            <text:p>-0.73</text:p>
          </table:table-cell>
          <table:table-cell table:style-name="ce26" table:formula="of:=IF(OR(ISBLANK([.C6]); ISBLANK([.C7])); &quot;&quot;; ([.C6] - [.C7]))" office:value-type="float" office:value="0.55787381037495" calcext:value-type="float">
            <text:p>0.56</text:p>
          </table:table-cell>
          <table:table-cell table:style-name="ce20" table:formula="of:=IF(OR(ISBLANK([.D6]); ISBLANK([.D7])); &quot;&quot;; ([.D6] - [.D7]))" office:value-type="float" office:value="-0.941675854409596" calcext:value-type="float">
            <text:p>-0.94</text:p>
          </table:table-cell>
          <table:table-cell table:style-name="ce26" table:formula="of:=IF(OR(ISBLANK([.E6]); ISBLANK([.E7])); &quot;&quot;; ([.E6] - [.E7]))" office:value-type="float" office:value="0.840502878319234" calcext:value-type="float">
            <text:p>0.84</text:p>
          </table:table-cell>
          <table:table-cell table:style-name="ce20" table:formula="of:=IF(OR(ISBLANK([.F6]); ISBLANK([.F7])); &quot;&quot;; ([.F6] - [.F7]))" office:value-type="float" office:value="-0.518132884172587" calcext:value-type="float">
            <text:p>-0.52</text:p>
          </table:table-cell>
          <table:table-cell table:style-name="ce26" table:formula="of:=IF(OR(ISBLANK([.G6]); ISBLANK([.G7])); &quot;&quot;; ([.G6] - [.G7]))" office:value-type="float" office:value="-0.23133666928645" calcext:value-type="float">
            <text:p>-0.23</text:p>
          </table:table-cell>
          <table:table-cell table:style-name="ce42"/>
          <table:table-cell table:style-name="ce20" table:formula="of:=IF(OR(ISBLANK([.I6]); ISBLANK([.I7])); &quot;&quot;; ([.I6] - [.I7]))" office:value-type="float" office:value="-0.305160349120897" calcext:value-type="float">
            <text:p>-0.31</text:p>
          </table:table-cell>
          <table:table-cell table:style-name="ce26" table:formula="of:=IF(OR(ISBLANK([.J6]); ISBLANK([.J7])); &quot;&quot;; ([.J6] - [.J7]))" office:value-type="float" office:value="-0.084009811571556" calcext:value-type="float">
            <text:p>-0.08</text:p>
          </table:table-cell>
          <table:table-cell table:style-name="ce20" table:formula="of:=IF(OR(ISBLANK([.K6]); ISBLANK([.K7])); &quot;&quot;; ([.K6] - [.K7]))" office:value-type="float" office:value="-0.542011171473604" calcext:value-type="float">
            <text:p>-0.54</text:p>
          </table:table-cell>
          <table:table-cell table:style-name="ce26" table:formula="of:=IF(OR(ISBLANK([.L6]); ISBLANK([.L7])); &quot;&quot;; ([.L6] - [.L7]))" office:value-type="float" office:value="-0.424079108265483" calcext:value-type="float">
            <text:p>-0.42</text:p>
          </table:table-cell>
          <table:table-cell table:style-name="ce20" table:formula="of:=IF(OR(ISBLANK([.M6]); ISBLANK([.M7])); &quot;&quot;; ([.M6] - [.M7]))" office:value-type="float" office:value="-0.0643488352309021" calcext:value-type="float">
            <text:p>-0.06</text:p>
          </table:table-cell>
          <table:table-cell table:style-name="ce26" table:formula="of:=IF(OR(ISBLANK([.N6]); ISBLANK([.N7])); &quot;&quot;; ([.N6] - [.N7]))" office:value-type="float" office:value="-0.069656403294437" calcext:value-type="float">
            <text:p>-0.07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-0.73_{\delta \hspace{1px} 0.56}$ " calcext:value-type="string">
            <text:p><text:s/>$-0.73_{\delta \hspace{1px} 0.56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-0.94_{\delta \hspace{1px} 0.84}$ " calcext:value-type="string">
            <text:p><text:s/>$-0.94_{\delta \hspace{1px} 0.84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-0.52_{\delta \hspace{1px} -0.23}$ " calcext:value-type="string">
            <text:p><text:s/>$-0.52_{\delta \hspace{1px} -0.23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-0.31_{\delta \hspace{1px} -0.08}$ " calcext:value-type="string">
            <text:p><text:s/>$-0.31_{\delta \hspace{1px} -0.08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-0.54_{\delta \hspace{1px} -0.42}$ " calcext:value-type="string">
            <text:p><text:s/>$-0.54_{\delta \hspace{1px} -0.42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-0.06_{\delta \hspace{1px} -0.07}$ " calcext:value-type="string">
            <text:p><text:s/>$-0.06_{\delta \hspace{1px} -0.0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4.4718915386136" calcext:value-type="float">
            <text:p>94.47</text:p>
          </table:table-cell>
          <table:table-cell table:style-name="ce108" office:value-type="float" office:value="2.11459692954172" calcext:value-type="float">
            <text:p>2.11</text:p>
          </table:table-cell>
          <table:table-cell table:style-name="ce95" office:value-type="float" office:value="93.5753749985642" calcext:value-type="float">
            <text:p>93.58</text:p>
          </table:table-cell>
          <table:table-cell table:style-name="ce108" office:value-type="float" office:value="2.55003268703171" calcext:value-type="float">
            <text:p>2.55</text:p>
          </table:table-cell>
          <table:table-cell table:style-name="ce115" office:value-type="float" office:value="95.4045822225679" calcext:value-type="float">
            <text:p>95.40</text:p>
          </table:table-cell>
          <table:table-cell table:style-name="ce115" office:value-type="float" office:value="2.00817243608321" calcext:value-type="float">
            <text:p>2.01</text:p>
          </table:table-cell>
          <table:table-cell table:style-name="ce55"/>
          <table:table-cell table:style-name="ce95" office:value-type="float" office:value="97.9230894870964" calcext:value-type="float">
            <text:p>97.92</text:p>
          </table:table-cell>
          <table:table-cell table:style-name="ce108" office:value-type="float" office:value="0.570274434390148" calcext:value-type="float">
            <text:p>0.57</text:p>
          </table:table-cell>
          <table:table-cell table:style-name="ce95" office:value-type="float" office:value="96.9884975294519" calcext:value-type="float">
            <text:p>96.99</text:p>
          </table:table-cell>
          <table:table-cell table:style-name="ce108" office:value-type="float" office:value="1.25955278006124" calcext:value-type="float">
            <text:p>1.26</text:p>
          </table:table-cell>
          <table:table-cell table:style-name="ce95" office:value-type="float" office:value="98.8955964569003" calcext:value-type="float">
            <text:p>98.90</text:p>
          </table:table-cell>
          <table:table-cell table:style-name="ce108" office:value-type="float" office:value="0.954951762598662" calcext:value-type="float">
            <text:p>0.95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47_{\pm 2.11}$ " calcext:value-type="string">
            <text:p><text:s/>$94.47_{\pm 2.11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.58_{\pm 2.55}$ " calcext:value-type="string">
            <text:p><text:s/>$93.58_{\pm 2.55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40_{\pm 2.01}$ " calcext:value-type="string">
            <text:p><text:s/>$95.40_{\pm 2.01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92_{\pm 0.57}$ " calcext:value-type="string">
            <text:p><text:s/>$97.92_{\pm 0.57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6.99_{\pm 1.26}$ " calcext:value-type="string">
            <text:p><text:s/>$96.99_{\pm 1.26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90_{\pm 0.95}$ " calcext:value-type="string">
            <text:p><text:s/>$98.90_{\pm 0.9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4.2653925356902" calcext:value-type="float">
            <text:p>94.27</text:p>
          </table:table-cell>
          <table:table-cell table:style-name="ce108" office:value-type="float" office:value="2.21285303170084" calcext:value-type="float">
            <text:p>2.21</text:p>
          </table:table-cell>
          <table:table-cell table:style-name="ce95" office:value-type="float" office:value="93.4983416705974" calcext:value-type="float">
            <text:p>93.50</text:p>
          </table:table-cell>
          <table:table-cell table:style-name="ce108" office:value-type="float" office:value="2.3644598245131" calcext:value-type="float">
            <text:p>2.36</text:p>
          </table:table-cell>
          <table:table-cell table:style-name="ce115" office:value-type="float" office:value="95.0566446495407" calcext:value-type="float">
            <text:p>95.06</text:p>
          </table:table-cell>
          <table:table-cell table:style-name="ce115" office:value-type="float" office:value="2.29426523040782" calcext:value-type="float">
            <text:p>2.29</text:p>
          </table:table-cell>
          <table:table-cell table:style-name="ce55"/>
          <table:table-cell table:style-name="ce95" office:value-type="float" office:value="97.9392827402209" calcext:value-type="float">
            <text:p>97.94</text:p>
          </table:table-cell>
          <table:table-cell table:style-name="ce108" office:value-type="float" office:value="0.837031390670318" calcext:value-type="float">
            <text:p>0.84</text:p>
          </table:table-cell>
          <table:table-cell table:style-name="ce95" office:value-type="float" office:value="97.1458909155507" calcext:value-type="float">
            <text:p>97.15</text:p>
          </table:table-cell>
          <table:table-cell table:style-name="ce108" office:value-type="float" office:value="1.48284226615613" calcext:value-type="float">
            <text:p>1.48</text:p>
          </table:table-cell>
          <table:table-cell table:style-name="ce95" office:value-type="float" office:value="98.7577282403706" calcext:value-type="float">
            <text:p>98.76</text:p>
          </table:table-cell>
          <table:table-cell table:style-name="ce108" office:value-type="float" office:value="0.566838668036931" calcext:value-type="float">
            <text:p>0.57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27_{\pm 2.21}$ " calcext:value-type="string">
            <text:p><text:s/>$94.27_{\pm 2.21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3.50_{\pm 2.36}$ " calcext:value-type="string">
            <text:p><text:s/>$93.50_{\pm 2.36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06_{\pm 2.29}$ " calcext:value-type="string">
            <text:p><text:s/>$95.06_{\pm 2.29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94_{\pm 0.84}$ " calcext:value-type="string">
            <text:p><text:s/>$97.94_{\pm 0.84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15_{\pm 1.48}$ " calcext:value-type="string">
            <text:p><text:s/>$97.15_{\pm 1.48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76_{\pm 0.57}$ " calcext:value-type="string">
            <text:p><text:s/>$98.76_{\pm 0.57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0.206499002923408" calcext:value-type="float">
            <text:p>0.21</text:p>
          </table:table-cell>
          <table:table-cell table:style-name="ce26" table:formula="of:=IF(OR(ISBLANK([.C10]); ISBLANK([.C11])); &quot;&quot;; ([.C10] - [.C11]))" office:value-type="float" office:value="-0.09825610215912" calcext:value-type="float">
            <text:p>-0.10</text:p>
          </table:table-cell>
          <table:table-cell table:style-name="ce20" table:formula="of:=IF(OR(ISBLANK([.D10]); ISBLANK([.D11])); &quot;&quot;; ([.D10] - [.D11]))" office:value-type="float" office:value="0.0770333279668023" calcext:value-type="float">
            <text:p>0.08</text:p>
          </table:table-cell>
          <table:table-cell table:style-name="ce26" table:formula="of:=IF(OR(ISBLANK([.E10]); ISBLANK([.E11])); &quot;&quot;; ([.E10] - [.E11]))" office:value-type="float" office:value="0.18557286251861" calcext:value-type="float">
            <text:p>0.19</text:p>
          </table:table-cell>
          <table:table-cell table:style-name="ce20" table:formula="of:=IF(OR(ISBLANK([.F10]); ISBLANK([.F11])); &quot;&quot;; ([.F10] - [.F11]))" office:value-type="float" office:value="0.347937573027195" calcext:value-type="float">
            <text:p>0.35</text:p>
          </table:table-cell>
          <table:table-cell table:style-name="ce26" table:formula="of:=IF(OR(ISBLANK([.G10]); ISBLANK([.G11])); &quot;&quot;; ([.G10] - [.G11]))" office:value-type="float" office:value="-0.28609279432461" calcext:value-type="float">
            <text:p>-0.29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-0.0161932531244986" calcext:value-type="float">
            <text:p>-0.02</text:p>
          </table:table-cell>
          <table:table-cell table:style-name="ce26" table:formula="of:=IF(OR(ISBLANK([.J10]); ISBLANK([.J11])); &quot;&quot;; ([.J10] - [.J11]))" office:value-type="float" office:value="-0.26675695628017" calcext:value-type="float">
            <text:p>-0.27</text:p>
          </table:table-cell>
          <table:table-cell table:style-name="ce20" table:formula="of:=IF(OR(ISBLANK([.K10]); ISBLANK([.K11])); &quot;&quot;; ([.K10] - [.K11]))" office:value-type="float" office:value="-0.157393386098789" calcext:value-type="float">
            <text:p>-0.16</text:p>
          </table:table-cell>
          <table:table-cell table:style-name="ce26" table:formula="of:=IF(OR(ISBLANK([.L10]); ISBLANK([.L11])); &quot;&quot;; ([.L10] - [.L11]))" office:value-type="float" office:value="-0.22328948609489" calcext:value-type="float">
            <text:p>-0.22</text:p>
          </table:table-cell>
          <table:table-cell table:style-name="ce20" table:formula="of:=IF(OR(ISBLANK([.M10]); ISBLANK([.M11])); &quot;&quot;; ([.M10] - [.M11]))" office:value-type="float" office:value="0.137868216529697" calcext:value-type="float">
            <text:p>0.14</text:p>
          </table:table-cell>
          <table:table-cell table:style-name="ce26" table:formula="of:=IF(OR(ISBLANK([.N10]); ISBLANK([.N11])); &quot;&quot;; ([.N10] - [.N11]))" office:value-type="float" office:value="0.388113094561731" calcext:value-type="float">
            <text:p>0.39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0.21_{\delta \hspace{1px} -0.10}$ " calcext:value-type="string">
            <text:p><text:s/>$0.21_{\delta \hspace{1px} -0.10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08_{\delta \hspace{1px} 0.19}$ " calcext:value-type="string">
            <text:p><text:s/>$0.08_{\delta \hspace{1px} 0.19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0.35_{\delta \hspace{1px} -0.29}$ " calcext:value-type="string">
            <text:p><text:s/>$0.35_{\delta \hspace{1px} -0.29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-0.02_{\delta \hspace{1px} -0.27}$ " calcext:value-type="string">
            <text:p><text:s/>$-0.02_{\delta \hspace{1px} -0.27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-0.16_{\delta \hspace{1px} -0.22}$ " calcext:value-type="string">
            <text:p><text:s/>$-0.16_{\delta \hspace{1px} -0.22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14_{\delta \hspace{1px} 0.39}$ " calcext:value-type="string">
            <text:p><text:s/>$0.14_{\delta \hspace{1px} 0.3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2.9073730828537" calcext:value-type="float">
            <text:p>82.91</text:p>
          </table:table-cell>
          <table:table-cell table:style-name="ce34" office:value-type="float" office:value="5.20960733005017" calcext:value-type="float">
            <text:p>5.21</text:p>
          </table:table-cell>
          <table:table-cell table:style-name="ce19" office:value-type="float" office:value="80.9535087857116" calcext:value-type="float">
            <text:p>80.95</text:p>
          </table:table-cell>
          <table:table-cell table:style-name="ce34" office:value-type="float" office:value="5.75807022043073" calcext:value-type="float">
            <text:p>5.76</text:p>
          </table:table-cell>
          <table:table-cell table:style-name="ce29" office:value-type="float" office:value="85.0315226170743" calcext:value-type="float">
            <text:p>85.03</text:p>
          </table:table-cell>
          <table:table-cell table:style-name="ce29" office:value-type="float" office:value="5.11748217198703" calcext:value-type="float">
            <text:p>5.12</text:p>
          </table:table-cell>
          <table:table-cell table:style-name="ce56"/>
          <table:table-cell table:style-name="ce19" office:value-type="float" office:value="92.0114549578902" calcext:value-type="float">
            <text:p>92.01</text:p>
          </table:table-cell>
          <table:table-cell table:style-name="ce34" office:value-type="float" office:value="2.971241540855" calcext:value-type="float">
            <text:p>2.97</text:p>
          </table:table-cell>
          <table:table-cell table:style-name="ce19" office:value-type="float" office:value="89.8227928434663" calcext:value-type="float">
            <text:p>89.82</text:p>
          </table:table-cell>
          <table:table-cell table:style-name="ce34" office:value-type="float" office:value="3.64473601838147" calcext:value-type="float">
            <text:p>3.64</text:p>
          </table:table-cell>
          <table:table-cell table:style-name="ce19" office:value-type="float" office:value="94.3904859065146" calcext:value-type="float">
            <text:p>94.39</text:p>
          </table:table-cell>
          <table:table-cell table:style-name="ce34" office:value-type="float" office:value="3.2932298435802" calcext:value-type="float">
            <text:p>3.29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2.91_{\pm 5.21}$ " calcext:value-type="string">
            <text:p><text:s/>$82.91_{\pm 5.21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0.95_{\pm 5.76}$ " calcext:value-type="string">
            <text:p><text:s/>$80.95_{\pm 5.76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5.03_{\pm 5.12}$ " calcext:value-type="string">
            <text:p><text:s/>$85.03_{\pm 5.12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2.01_{\pm 2.97}$ " calcext:value-type="string">
            <text:p><text:s/>$92.01_{\pm 2.97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9.82_{\pm 3.64}$ " calcext:value-type="string">
            <text:p><text:s/>$89.82_{\pm 3.64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4.39_{\pm 3.29}$ " calcext:value-type="string">
            <text:p><text:s/>$94.39_{\pm 3.2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3.5565143357916" calcext:value-type="float">
            <text:p>83.56</text:p>
          </table:table-cell>
          <table:table-cell table:style-name="ce34" office:value-type="float" office:value="4.86411302739096" calcext:value-type="float">
            <text:p>4.86</text:p>
          </table:table-cell>
          <table:table-cell table:style-name="ce19" office:value-type="float" office:value="82.0404431933826" calcext:value-type="float">
            <text:p>82.04</text:p>
          </table:table-cell>
          <table:table-cell table:style-name="ce34" office:value-type="float" office:value="5.62897978545566" calcext:value-type="float">
            <text:p>5.63</text:p>
          </table:table-cell>
          <table:table-cell table:style-name="ce29" office:value-type="float" office:value="85.18556894774" calcext:value-type="float">
            <text:p>85.19</text:p>
          </table:table-cell>
          <table:table-cell table:style-name="ce29" office:value-type="float" office:value="4.44878189279661" calcext:value-type="float">
            <text:p>4.45</text:p>
          </table:table-cell>
          <table:table-cell table:style-name="ce56"/>
          <table:table-cell table:style-name="ce19" office:value-type="float" office:value="92.5944874717606" calcext:value-type="float">
            <text:p>92.59</text:p>
          </table:table-cell>
          <table:table-cell table:style-name="ce34" office:value-type="float" office:value="2.7781935663938" calcext:value-type="float">
            <text:p>2.78</text:p>
          </table:table-cell>
          <table:table-cell table:style-name="ce19" office:value-type="float" office:value="90.8930615714794" calcext:value-type="float">
            <text:p>90.89</text:p>
          </table:table-cell>
          <table:table-cell table:style-name="ce34" office:value-type="float" office:value="3.72723146773845" calcext:value-type="float">
            <text:p>3.73</text:p>
          </table:table-cell>
          <table:table-cell table:style-name="ce19" office:value-type="float" office:value="94.4216110360114" calcext:value-type="float">
            <text:p>94.42</text:p>
          </table:table-cell>
          <table:table-cell table:style-name="ce34" office:value-type="float" office:value="2.57750965794096" calcext:value-type="float">
            <text:p>2.58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3.56_{\pm 4.86}$ " calcext:value-type="string">
            <text:p><text:s/>$83.56_{\pm 4.86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2.04_{\pm 5.63}$ " calcext:value-type="string">
            <text:p><text:s/>$82.04_{\pm 5.63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5.19_{\pm 4.45}$ " calcext:value-type="string">
            <text:p><text:s/>$85.19_{\pm 4.45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59_{\pm 2.78}$ " calcext:value-type="string">
            <text:p><text:s/>$92.59_{\pm 2.78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0.89_{\pm 3.73}$ " calcext:value-type="string">
            <text:p><text:s/>$90.89_{\pm 3.73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4.42_{\pm 2.58}$ " calcext:value-type="string">
            <text:p><text:s/>$94.42_{\pm 2.5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-0.649141252937909" calcext:value-type="float">
            <text:p>-0.65</text:p>
          </table:table-cell>
          <table:table-cell table:style-name="ce26" table:formula="of:=IF(OR(ISBLANK([.C14]); ISBLANK([.C15])); &quot;&quot;; ([.C14] - [.C15]))" office:value-type="float" office:value="0.34549430265921" calcext:value-type="float">
            <text:p>0.35</text:p>
          </table:table-cell>
          <table:table-cell table:style-name="ce20" table:formula="of:=IF(OR(ISBLANK([.D14]); ISBLANK([.D15])); &quot;&quot;; ([.D14] - [.D15]))" office:value-type="float" office:value="-1.086934407671" calcext:value-type="float">
            <text:p>-1.09</text:p>
          </table:table-cell>
          <table:table-cell table:style-name="ce26" table:formula="of:=IF(OR(ISBLANK([.E14]); ISBLANK([.E15])); &quot;&quot;; ([.E14] - [.E15]))" office:value-type="float" office:value="0.12909043497507" calcext:value-type="float">
            <text:p>0.13</text:p>
          </table:table-cell>
          <table:table-cell table:style-name="ce20" table:formula="of:=IF(OR(ISBLANK([.F14]); ISBLANK([.F15])); &quot;&quot;; ([.F14] - [.F15]))" office:value-type="float" office:value="-0.154046330665693" calcext:value-type="float">
            <text:p>-0.15</text:p>
          </table:table-cell>
          <table:table-cell table:style-name="ce26" table:formula="of:=IF(OR(ISBLANK([.G14]); ISBLANK([.G15])); &quot;&quot;; ([.G14] - [.G15]))" office:value-type="float" office:value="0.66870027919042" calcext:value-type="float">
            <text:p>0.67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-0.583032513870407" calcext:value-type="float">
            <text:p>-0.58</text:p>
          </table:table-cell>
          <table:table-cell table:style-name="ce26" table:formula="of:=IF(OR(ISBLANK([.J14]); ISBLANK([.J15])); &quot;&quot;; ([.J14] - [.J15]))" office:value-type="float" office:value="0.1930479744612" calcext:value-type="float">
            <text:p>0.19</text:p>
          </table:table-cell>
          <table:table-cell table:style-name="ce20" table:formula="of:=IF(OR(ISBLANK([.K14]); ISBLANK([.K15])); &quot;&quot;; ([.K14] - [.K15]))" office:value-type="float" office:value="-1.07026872801309" calcext:value-type="float">
            <text:p>-1.07</text:p>
          </table:table-cell>
          <table:table-cell table:style-name="ce26" table:formula="of:=IF(OR(ISBLANK([.L14]); ISBLANK([.L15])); &quot;&quot;; ([.L14] - [.L15]))" office:value-type="float" office:value="-0.0824954493569798" calcext:value-type="float">
            <text:p>-0.08</text:p>
          </table:table-cell>
          <table:table-cell table:style-name="ce20" table:formula="of:=IF(OR(ISBLANK([.M14]); ISBLANK([.M15])); &quot;&quot;; ([.M14] - [.M15]))" office:value-type="float" office:value="-0.0311251294968002" calcext:value-type="float">
            <text:p>-0.03</text:p>
          </table:table-cell>
          <table:table-cell table:style-name="ce26" table:formula="of:=IF(OR(ISBLANK([.N14]); ISBLANK([.N15])); &quot;&quot;; ([.N14] - [.N15]))" office:value-type="float" office:value="0.71572018563924" calcext:value-type="float">
            <text:p>0.72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-0.65_{\delta \hspace{1px} 0.35}$ " calcext:value-type="string">
            <text:p><text:s/>$-0.65_{\delta \hspace{1px} 0.35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-1.09_{\delta \hspace{1px} 0.13}$ " calcext:value-type="string">
            <text:p><text:s/>$-1.09_{\delta \hspace{1px} 0.13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-0.15_{\delta \hspace{1px} 0.67}$ " calcext:value-type="string">
            <text:p><text:s/>$-0.15_{\delta \hspace{1px} 0.67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-0.58_{\delta \hspace{1px} 0.19}$ " calcext:value-type="string">
            <text:p><text:s/>$-0.58_{\delta \hspace{1px} 0.19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1.07_{\delta \hspace{1px} -0.08}$ " calcext:value-type="string">
            <text:p><text:s/>$-1.07_{\delta \hspace{1px} -0.08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-0.03_{\delta \hspace{1px} 0.72}$ " calcext:value-type="string">
            <text:p><text:s/>$-0.03_{\delta \hspace{1px} 0.7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5.5290257864439" calcext:value-type="float">
            <text:p>95.53</text:p>
          </table:table-cell>
          <table:table-cell table:style-name="ce34" office:value-type="float" office:value="1.85483212910611" calcext:value-type="float">
            <text:p>1.85</text:p>
          </table:table-cell>
          <table:table-cell table:style-name="ce19" office:value-type="float" office:value="95.5497154798428" calcext:value-type="float">
            <text:p>95.55</text:p>
          </table:table-cell>
          <table:table-cell table:style-name="ce34" office:value-type="float" office:value="2.17289167217695" calcext:value-type="float">
            <text:p>2.17</text:p>
          </table:table-cell>
          <table:table-cell table:style-name="ce29" office:value-type="float" office:value="95.5157260831518" calcext:value-type="float">
            <text:p>95.52</text:p>
          </table:table-cell>
          <table:table-cell table:style-name="ce29" office:value-type="float" office:value="1.67929221933165" calcext:value-type="float">
            <text:p>1.68</text:p>
          </table:table-cell>
          <table:table-cell table:style-name="ce56"/>
          <table:table-cell table:style-name="ce19" office:value-type="float" office:value="98.9436932467144" calcext:value-type="float">
            <text:p>98.94</text:p>
          </table:table-cell>
          <table:table-cell table:style-name="ce34" office:value-type="float" office:value="0.621421228235809" calcext:value-type="float">
            <text:p>0.62</text:p>
          </table:table-cell>
          <table:table-cell table:style-name="ce19" office:value-type="float" office:value="98.9604093812301" calcext:value-type="float">
            <text:p>98.96</text:p>
          </table:table-cell>
          <table:table-cell table:style-name="ce34" office:value-type="float" office:value="0.931869486928588" calcext:value-type="float">
            <text:p>0.93</text:p>
          </table:table-cell>
          <table:table-cell table:style-name="ce19" office:value-type="float" office:value="98.9347490701584" calcext:value-type="float">
            <text:p>98.93</text:p>
          </table:table-cell>
          <table:table-cell table:style-name="ce34" office:value-type="float" office:value="0.810956650236849" calcext:value-type="float">
            <text:p>0.81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5.53_{\pm 1.85}$ " calcext:value-type="string">
            <text:p><text:s/>$95.53_{\pm 1.85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55_{\pm 2.17}$ " calcext:value-type="string">
            <text:p><text:s/>$95.55_{\pm 2.17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5.52_{\pm 1.68}$ " calcext:value-type="string">
            <text:p><text:s/>$95.52_{\pm 1.68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8.94_{\pm 0.62}$ " calcext:value-type="string">
            <text:p><text:s/>$98.94_{\pm 0.62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96_{\pm 0.93}$ " calcext:value-type="string">
            <text:p><text:s/>$98.96_{\pm 0.93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93_{\pm 0.81}$ " calcext:value-type="string">
            <text:p><text:s/>$98.93_{\pm 0.8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5.391830503351" calcext:value-type="float">
            <text:p>95.39</text:p>
          </table:table-cell>
          <table:table-cell table:style-name="ce34" office:value-type="float" office:value="1.70055295717493" calcext:value-type="float">
            <text:p>1.70</text:p>
          </table:table-cell>
          <table:table-cell table:style-name="ce19" office:value-type="float" office:value="95.3501676771138" calcext:value-type="float">
            <text:p>95.35</text:p>
          </table:table-cell>
          <table:table-cell table:style-name="ce34" office:value-type="float" office:value="1.92459210087891" calcext:value-type="float">
            <text:p>1.92</text:p>
          </table:table-cell>
          <table:table-cell table:style-name="ce29" office:value-type="float" office:value="95.4415715691796" calcext:value-type="float">
            <text:p>95.44</text:p>
          </table:table-cell>
          <table:table-cell table:style-name="ce25" office:value-type="float" office:value="1.67377495266337" calcext:value-type="float">
            <text:p>1.67</text:p>
          </table:table-cell>
          <table:table-cell table:style-name="ce56"/>
          <table:table-cell table:style-name="ce19" office:value-type="float" office:value="99.0048161541512" calcext:value-type="float">
            <text:p>99.00</text:p>
          </table:table-cell>
          <table:table-cell table:style-name="ce34" office:value-type="float" office:value="0.479306118382114" calcext:value-type="float">
            <text:p>0.48</text:p>
          </table:table-cell>
          <table:table-cell table:style-name="ce19" office:value-type="float" office:value="98.9598423386285" calcext:value-type="float">
            <text:p>98.96</text:p>
          </table:table-cell>
          <table:table-cell table:style-name="ce34" office:value-type="float" office:value="0.891125461888225" calcext:value-type="float">
            <text:p>0.89</text:p>
          </table:table-cell>
          <table:table-cell table:style-name="ce19" office:value-type="float" office:value="99.0583125718316" calcext:value-type="float">
            <text:p>99.06</text:p>
          </table:table-cell>
          <table:table-cell table:style-name="ce34" office:value-type="float" office:value="0.704267030654101" calcext:value-type="float">
            <text:p>0.70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5.39_{\pm 1.70}$ " calcext:value-type="string">
            <text:p><text:s/>$95.39_{\pm 1.70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5.35_{\pm 1.92}$ " calcext:value-type="string">
            <text:p><text:s/>$95.35_{\pm 1.92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5.44_{\pm 1.67}$ " calcext:value-type="string">
            <text:p><text:s/>$95.44_{\pm 1.67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9.00_{\pm 0.48}$ " calcext:value-type="string">
            <text:p><text:s/>$99.00_{\pm 0.48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96_{\pm 0.89}$ " calcext:value-type="string">
            <text:p><text:s/>$98.96_{\pm 0.89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9.06_{\pm 0.70}$ " calcext:value-type="string">
            <text:p><text:s/>$99.06_{\pm 0.7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137195283092893" calcext:value-type="float">
            <text:p>0.14</text:p>
          </table:table-cell>
          <table:table-cell table:style-name="ce26" table:formula="of:=IF(OR(ISBLANK([.C18]); ISBLANK([.C19])); &quot;&quot;; ([.C18] - [.C19]))" office:value-type="float" office:value="0.15427917193118" calcext:value-type="float">
            <text:p>0.15</text:p>
          </table:table-cell>
          <table:table-cell table:style-name="ce20" table:formula="of:=IF(OR(ISBLANK([.D18]); ISBLANK([.D19])); &quot;&quot;; ([.D18] - [.D19]))" office:value-type="float" office:value="0.199547802729001" calcext:value-type="float">
            <text:p>0.20</text:p>
          </table:table-cell>
          <table:table-cell table:style-name="ce26" table:formula="of:=IF(OR(ISBLANK([.E18]); ISBLANK([.E19])); &quot;&quot;; ([.E18] - [.E19]))" office:value-type="float" office:value="0.24829957129804" calcext:value-type="float">
            <text:p>0.25</text:p>
          </table:table-cell>
          <table:table-cell table:style-name="ce20" table:formula="of:=IF(OR(ISBLANK([.F18]); ISBLANK([.F19])); &quot;&quot;; ([.F18] - [.F19]))" office:value-type="float" office:value="0.0741545139722035" calcext:value-type="float">
            <text:p>0.07</text:p>
          </table:table-cell>
          <table:table-cell table:style-name="ce26" table:formula="of:=IF(OR(ISBLANK([.G18]); ISBLANK([.G19])); &quot;&quot;; ([.G18] - [.G19]))" office:value-type="float" office:value="0.0055172666682799" calcext:value-type="float">
            <text:p>0.01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-0.0611229074367969" calcext:value-type="float">
            <text:p>-0.06</text:p>
          </table:table-cell>
          <table:table-cell table:style-name="ce26" table:formula="of:=IF(OR(ISBLANK([.J18]); ISBLANK([.J19])); &quot;&quot;; ([.J18] - [.J19]))" office:value-type="float" office:value="0.142115109853695" calcext:value-type="float">
            <text:p>0.14</text:p>
          </table:table-cell>
          <table:table-cell table:style-name="ce20" table:formula="of:=IF(OR(ISBLANK([.K18]); ISBLANK([.K19])); &quot;&quot;; ([.K18] - [.K19]))" office:value-type="float" office:value="0.000567042601588241" calcext:value-type="float">
            <text:p>0.00</text:p>
          </table:table-cell>
          <table:table-cell table:style-name="ce26" table:formula="of:=IF(OR(ISBLANK([.L18]); ISBLANK([.L19])); &quot;&quot;; ([.L18] - [.L19]))" office:value-type="float" office:value="0.040744025040363" calcext:value-type="float">
            <text:p>0.04</text:p>
          </table:table-cell>
          <table:table-cell table:style-name="ce20" table:formula="of:=IF(OR(ISBLANK([.M18]); ISBLANK([.M19])); &quot;&quot;; ([.M18] - [.M19]))" office:value-type="float" office:value="-0.123563501673203" calcext:value-type="float">
            <text:p>-0.12</text:p>
          </table:table-cell>
          <table:table-cell table:style-name="ce26" table:formula="of:=IF(OR(ISBLANK([.N18]); ISBLANK([.N19])); &quot;&quot;; ([.N18] - [.N19]))" office:value-type="float" office:value="0.106689619582748" calcext:value-type="float">
            <text:p>0.11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14_{\delta \hspace{1px} 0.15}$ " calcext:value-type="string">
            <text:p><text:s/>$0.14_{\delta \hspace{1px} 0.15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20_{\delta \hspace{1px} 0.25}$ " calcext:value-type="string">
            <text:p><text:s/>$0.20_{\delta \hspace{1px} 0.25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07_{\delta \hspace{1px} 0.01}$ " calcext:value-type="string">
            <text:p><text:s/>$0.07_{\delta \hspace{1px} 0.01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-0.06_{\delta \hspace{1px} 0.14}$ " calcext:value-type="string">
            <text:p><text:s/>$-0.06_{\delta \hspace{1px} 0.14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00_{\delta \hspace{1px} 0.04}$ " calcext:value-type="string">
            <text:p><text:s/>$0.00_{\delta \hspace{1px} 0.04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12_{\delta \hspace{1px} 0.11}$ " calcext:value-type="string">
            <text:p><text:s/>$-0.12_{\delta \hspace{1px} 0.1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4.8887349552181" calcext:value-type="float">
            <text:p>94.89</text:p>
          </table:table-cell>
          <table:table-cell table:style-name="ce34" office:value-type="float" office:value="3.41787127948698" calcext:value-type="float">
            <text:p>3.42</text:p>
          </table:table-cell>
          <table:table-cell table:style-name="ce19" office:value-type="float" office:value="94.7620030969224" calcext:value-type="float">
            <text:p>94.76</text:p>
          </table:table-cell>
          <table:table-cell table:style-name="ce34" office:value-type="float" office:value="3.26050146253476" calcext:value-type="float">
            <text:p>3.26</text:p>
          </table:table-cell>
          <table:table-cell table:style-name="ce29" office:value-type="float" office:value="95.0209460262665" calcext:value-type="float">
            <text:p>95.02</text:p>
          </table:table-cell>
          <table:table-cell table:style-name="ce25" office:value-type="float" office:value="3.63772840014652" calcext:value-type="float">
            <text:p>3.64</text:p>
          </table:table-cell>
          <table:table-cell table:style-name="ce56"/>
          <table:table-cell table:style-name="ce19" office:value-type="float" office:value="99.4179349623411" calcext:value-type="float">
            <text:p>99.42</text:p>
          </table:table-cell>
          <table:table-cell table:style-name="ce34" office:value-type="float" office:value="0.643970860565938" calcext:value-type="float">
            <text:p>0.64</text:p>
          </table:table-cell>
          <table:table-cell table:style-name="ce19" office:value-type="float" office:value="99.2933712857093" calcext:value-type="float">
            <text:p>99.29</text:p>
          </table:table-cell>
          <table:table-cell table:style-name="ce34" office:value-type="float" office:value="0.933479803541864" calcext:value-type="float">
            <text:p>0.93</text:p>
          </table:table-cell>
          <table:table-cell table:style-name="ce19" office:value-type="float" office:value="99.5481616798186" calcext:value-type="float">
            <text:p>99.55</text:p>
          </table:table-cell>
          <table:table-cell table:style-name="ce34" office:value-type="float" office:value="0.692259639044062" calcext:value-type="float">
            <text:p>0.69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4.89_{\pm 3.42}$ " calcext:value-type="string">
            <text:p><text:s/>$94.89_{\pm 3.42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4.76_{\pm 3.26}$ " calcext:value-type="string">
            <text:p><text:s/>$94.76_{\pm 3.26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5.02_{\pm 3.64}$ " calcext:value-type="string">
            <text:p><text:s/>$95.02_{\pm 3.64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9.42_{\pm 0.64}$ " calcext:value-type="string">
            <text:p><text:s/>$99.42_{\pm 0.64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29_{\pm 0.93}$ " calcext:value-type="string">
            <text:p><text:s/>$99.29_{\pm 0.93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9.55_{\pm 0.69}$ " calcext:value-type="string">
            <text:p><text:s/>$99.55_{\pm 0.6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5.883244563874" calcext:value-type="float">
            <text:p>95.88</text:p>
          </table:table-cell>
          <table:table-cell table:style-name="ce34" office:value-type="float" office:value="2.3890880241679" calcext:value-type="float">
            <text:p>2.39</text:p>
          </table:table-cell>
          <table:table-cell table:style-name="ce19" office:value-type="float" office:value="95.905812937063" calcext:value-type="float">
            <text:p>95.91</text:p>
          </table:table-cell>
          <table:table-cell table:style-name="ce34" office:value-type="float" office:value="2.667235860452" calcext:value-type="float">
            <text:p>2.67</text:p>
          </table:table-cell>
          <table:table-cell table:style-name="ce29" office:value-type="float" office:value="95.8702840218298" calcext:value-type="float">
            <text:p>95.87</text:p>
          </table:table-cell>
          <table:table-cell table:style-name="ce29" office:value-type="float" office:value="2.28981996541148" calcext:value-type="float">
            <text:p>2.29</text:p>
          </table:table-cell>
          <table:table-cell table:style-name="ce56"/>
          <table:table-cell table:style-name="ce19" office:value-type="float" office:value="99.2110637695317" calcext:value-type="float">
            <text:p>99.21</text:p>
          </table:table-cell>
          <table:table-cell table:style-name="ce34" office:value-type="float" office:value="0.805485981567289" calcext:value-type="float">
            <text:p>0.81</text:p>
          </table:table-cell>
          <table:table-cell table:style-name="ce19" office:value-type="float" office:value="99.2291666666667" calcext:value-type="float">
            <text:p>99.23</text:p>
          </table:table-cell>
          <table:table-cell table:style-name="ce34" office:value-type="float" office:value="1.04603251755277" calcext:value-type="float">
            <text:p>1.05</text:p>
          </table:table-cell>
          <table:table-cell table:style-name="ce19" office:value-type="float" office:value="99.2027687980986" calcext:value-type="float">
            <text:p>99.20</text:p>
          </table:table-cell>
          <table:table-cell table:style-name="ce34" office:value-type="float" office:value="1.07587281354411" calcext:value-type="float">
            <text:p>1.08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88_{\pm 2.39}$ " calcext:value-type="string">
            <text:p><text:s/>$95.88_{\pm 2.39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5.91_{\pm 2.67}$ " calcext:value-type="string">
            <text:p><text:s/>$95.91_{\pm 2.67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5.87_{\pm 2.29}$ " calcext:value-type="string">
            <text:p><text:s/>$95.87_{\pm 2.29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9.21_{\pm 0.81}$ " calcext:value-type="string">
            <text:p><text:s/>$99.21_{\pm 0.81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23_{\pm 1.05}$ " calcext:value-type="string">
            <text:p><text:s/>$99.23_{\pm 1.05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20_{\pm 1.08}$ " calcext:value-type="string">
            <text:p><text:s/>$99.20_{\pm 1.0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0.994509608655903" calcext:value-type="float">
            <text:p>-0.99</text:p>
          </table:table-cell>
          <table:table-cell table:style-name="ce26" table:formula="of:=IF(OR(ISBLANK([.C22]); ISBLANK([.C23])); &quot;&quot;; ([.C22] - [.C23]))" office:value-type="float" office:value="1.02878325531908" calcext:value-type="float">
            <text:p>1.03</text:p>
          </table:table-cell>
          <table:table-cell table:style-name="ce20" table:formula="of:=IF(OR(ISBLANK([.D22]); ISBLANK([.D23])); &quot;&quot;; ([.D22] - [.D23]))" office:value-type="float" office:value="-1.14380984014061" calcext:value-type="float">
            <text:p>-1.14</text:p>
          </table:table-cell>
          <table:table-cell table:style-name="ce26" table:formula="of:=IF(OR(ISBLANK([.E22]); ISBLANK([.E23])); &quot;&quot;; ([.E22] - [.E23]))" office:value-type="float" office:value="0.59326560208276" calcext:value-type="float">
            <text:p>0.59</text:p>
          </table:table-cell>
          <table:table-cell table:style-name="ce20" table:formula="of:=IF(OR(ISBLANK([.F22]); ISBLANK([.F23])); &quot;&quot;; ([.F22] - [.F23]))" office:value-type="float" office:value="-0.849337995563303" calcext:value-type="float">
            <text:p>-0.85</text:p>
          </table:table-cell>
          <table:table-cell table:style-name="ce26" table:formula="of:=IF(OR(ISBLANK([.G22]); ISBLANK([.G23])); &quot;&quot;; ([.G22] - [.G23]))" office:value-type="float" office:value="1.34790843473504" calcext:value-type="float">
            <text:p>1.35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0.206871192809402" calcext:value-type="float">
            <text:p>0.21</text:p>
          </table:table-cell>
          <table:table-cell table:style-name="ce26" table:formula="of:=IF(OR(ISBLANK([.J22]); ISBLANK([.J23])); &quot;&quot;; ([.J22] - [.J23]))" office:value-type="float" office:value="-0.161515121001351" calcext:value-type="float">
            <text:p>-0.16</text:p>
          </table:table-cell>
          <table:table-cell table:style-name="ce20" table:formula="of:=IF(OR(ISBLANK([.K22]); ISBLANK([.K23])); &quot;&quot;; ([.K22] - [.K23]))" office:value-type="float" office:value="0.0642046190425987" calcext:value-type="float">
            <text:p>0.06</text:p>
          </table:table-cell>
          <table:table-cell table:style-name="ce26" table:formula="of:=IF(OR(ISBLANK([.L22]); ISBLANK([.L23])); &quot;&quot;; ([.L22] - [.L23]))" office:value-type="float" office:value="-0.112552714010906" calcext:value-type="float">
            <text:p>-0.11</text:p>
          </table:table-cell>
          <table:table-cell table:style-name="ce20" table:formula="of:=IF(OR(ISBLANK([.M22]); ISBLANK([.M23])); &quot;&quot;; ([.M22] - [.M23]))" office:value-type="float" office:value="0.345392881720002" calcext:value-type="float">
            <text:p>0.35</text:p>
          </table:table-cell>
          <table:table-cell table:style-name="ce26" table:formula="of:=IF(OR(ISBLANK([.N22]); ISBLANK([.N23])); &quot;&quot;; ([.N22] - [.N23]))" office:value-type="float" office:value="-0.383613174500048" calcext:value-type="float">
            <text:p>-0.38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0.99_{\delta \hspace{1px} 1.03}$ " calcext:value-type="string">
            <text:p><text:s/>$-0.99_{\delta \hspace{1px} 1.03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1.14_{\delta \hspace{1px} 0.59}$ " calcext:value-type="string">
            <text:p><text:s/>$-1.14_{\delta \hspace{1px} 0.59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85_{\delta \hspace{1px} 1.35}$ " calcext:value-type="string">
            <text:p><text:s/>$-0.85_{\delta \hspace{1px} 1.35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0.21_{\delta \hspace{1px} -0.16}$ " calcext:value-type="string">
            <text:p><text:s/>$0.21_{\delta \hspace{1px} -0.16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0.06_{\delta \hspace{1px} -0.11}$ " calcext:value-type="string">
            <text:p><text:s/>$0.06_{\delta \hspace{1px} -0.11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0.35_{\delta \hspace{1px} -0.38}$ " calcext:value-type="string">
            <text:p><text:s/>$0.35_{\delta \hspace{1px} -0.3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4.9693941897235" calcext:value-type="float">
            <text:p>94.97</text:p>
          </table:table-cell>
          <table:table-cell table:style-name="ce34" office:value-type="float" office:value="2.72836857933773" calcext:value-type="float">
            <text:p>2.73</text:p>
          </table:table-cell>
          <table:table-cell table:style-name="ce19" office:value-type="float" office:value="94.8609472384497" calcext:value-type="float">
            <text:p>94.86</text:p>
          </table:table-cell>
          <table:table-cell table:style-name="ce34" office:value-type="float" office:value="2.81064789809569" calcext:value-type="float">
            <text:p>2.81</text:p>
          </table:table-cell>
          <table:table-cell table:style-name="ce29" office:value-type="float" office:value="95.0905061384783" calcext:value-type="float">
            <text:p>95.09</text:p>
          </table:table-cell>
          <table:table-cell table:style-name="ce29" office:value-type="float" office:value="2.86140057085371" calcext:value-type="float">
            <text:p>2.86</text:p>
          </table:table-cell>
          <table:table-cell table:style-name="ce56"/>
          <table:table-cell table:style-name="ce19" office:value-type="float" office:value="98.9922237056438" calcext:value-type="float">
            <text:p>98.99</text:p>
          </table:table-cell>
          <table:table-cell table:style-name="ce34" office:value-type="float" office:value="0.976514763950116" calcext:value-type="float">
            <text:p>0.98</text:p>
          </table:table-cell>
          <table:table-cell table:style-name="ce19" office:value-type="float" office:value="98.880191559382" calcext:value-type="float">
            <text:p>98.88</text:p>
          </table:table-cell>
          <table:table-cell table:style-name="ce34" office:value-type="float" office:value="1.27628972380793" calcext:value-type="float">
            <text:p>1.28</text:p>
          </table:table-cell>
          <table:table-cell table:style-name="ce19" office:value-type="float" office:value="99.1173648798887" calcext:value-type="float">
            <text:p>99.12</text:p>
          </table:table-cell>
          <table:table-cell table:style-name="ce34" office:value-type="float" office:value="1.24250895840592" calcext:value-type="float">
            <text:p>1.24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4.97_{\pm 2.73}$ " calcext:value-type="string">
            <text:p><text:s/>$94.97_{\pm 2.73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4.86_{\pm 2.81}$ " calcext:value-type="string">
            <text:p><text:s/>$94.86_{\pm 2.81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5.09_{\pm 2.86}$ " calcext:value-type="string">
            <text:p><text:s/>$95.09_{\pm 2.86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8.99_{\pm 0.98}$ " calcext:value-type="string">
            <text:p><text:s/>$98.99_{\pm 0.98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8.88_{\pm 1.28}$ " calcext:value-type="string">
            <text:p><text:s/>$98.88_{\pm 1.28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9.12_{\pm 1.24}$ " calcext:value-type="string">
            <text:p><text:s/>$99.12_{\pm 1.2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5.5846461030779" calcext:value-type="float">
            <text:p>95.58</text:p>
          </table:table-cell>
          <table:table-cell table:style-name="ce34" office:value-type="float" office:value="2.3056752052467" calcext:value-type="float">
            <text:p>2.31</text:p>
          </table:table-cell>
          <table:table-cell table:style-name="ce19" office:value-type="float" office:value="95.5897184772512" calcext:value-type="float">
            <text:p>95.59</text:p>
          </table:table-cell>
          <table:table-cell table:style-name="ce34" office:value-type="float" office:value="2.16464790874592" calcext:value-type="float">
            <text:p>2.16</text:p>
          </table:table-cell>
          <table:table-cell table:style-name="ce29" office:value-type="float" office:value="95.589360684072" calcext:value-type="float">
            <text:p>95.59</text:p>
          </table:table-cell>
          <table:table-cell table:style-name="ce25" office:value-type="float" office:value="2.61979164760361" calcext:value-type="float">
            <text:p>2.62</text:p>
          </table:table-cell>
          <table:table-cell table:style-name="ce56"/>
          <table:table-cell table:style-name="ce19" office:value-type="float" office:value="98.9795241381773" calcext:value-type="float">
            <text:p>98.98</text:p>
          </table:table-cell>
          <table:table-cell table:style-name="ce34" office:value-type="float" office:value="0.84648671173355" calcext:value-type="float">
            <text:p>0.85</text:p>
          </table:table-cell>
          <table:table-cell table:style-name="ce19" office:value-type="float" office:value="98.9906716090927" calcext:value-type="float">
            <text:p>98.99</text:p>
          </table:table-cell>
          <table:table-cell table:style-name="ce34" office:value-type="float" office:value="1.09485088220896" calcext:value-type="float">
            <text:p>1.09</text:p>
          </table:table-cell>
          <table:table-cell table:style-name="ce19" office:value-type="float" office:value="98.9785543228581" calcext:value-type="float">
            <text:p>98.98</text:p>
          </table:table-cell>
          <table:table-cell table:style-name="ce34" office:value-type="float" office:value="1.11037551380337" calcext:value-type="float">
            <text:p>1.1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5.58_{\pm 2.31}$ " calcext:value-type="string">
            <text:p><text:s/>$95.58_{\pm 2.31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5.59_{\pm 2.16}$ " calcext:value-type="string">
            <text:p><text:s/>$95.59_{\pm 2.16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5.59_{\pm 2.62}$ " calcext:value-type="string">
            <text:p><text:s/>$95.59_{\pm 2.62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8.98_{\pm 0.85}$ " calcext:value-type="string">
            <text:p><text:s/>$98.98_{\pm 0.85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99_{\pm 1.09}$ " calcext:value-type="string">
            <text:p><text:s/>$98.99_{\pm 1.09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98_{\pm 1.11}$ " calcext:value-type="string">
            <text:p><text:s/>$98.98_{\pm 1.1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-0.615251913354399" calcext:value-type="float">
            <text:p>-0.62</text:p>
          </table:table-cell>
          <table:table-cell table:style-name="ce26" table:formula="of:=IF(OR(ISBLANK([.C26]); ISBLANK([.C27])); &quot;&quot;; ([.C26] - [.C27]))" office:value-type="float" office:value="0.42269337409103" calcext:value-type="float">
            <text:p>0.42</text:p>
          </table:table-cell>
          <table:table-cell table:style-name="ce20" table:formula="of:=IF(OR(ISBLANK([.D26]); ISBLANK([.D27])); &quot;&quot;; ([.D26] - [.D27]))" office:value-type="float" office:value="-0.7287712388015" calcext:value-type="float">
            <text:p>-0.73</text:p>
          </table:table-cell>
          <table:table-cell table:style-name="ce26" table:formula="of:=IF(OR(ISBLANK([.E26]); ISBLANK([.E27])); &quot;&quot;; ([.E26] - [.E27]))" office:value-type="float" office:value="0.64599998934977" calcext:value-type="float">
            <text:p>0.65</text:p>
          </table:table-cell>
          <table:table-cell table:style-name="ce20" table:formula="of:=IF(OR(ISBLANK([.F26]); ISBLANK([.F27])); &quot;&quot;; ([.F26] - [.F27]))" office:value-type="float" office:value="-0.498854545593701" calcext:value-type="float">
            <text:p>-0.50</text:p>
          </table:table-cell>
          <table:table-cell table:style-name="ce26" table:formula="of:=IF(OR(ISBLANK([.G26]); ISBLANK([.G27])); &quot;&quot;; ([.G26] - [.G27]))" office:value-type="float" office:value="0.2416089232501" calcext:value-type="float">
            <text:p>0.24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0.0126995674664983" calcext:value-type="float">
            <text:p>0.01</text:p>
          </table:table-cell>
          <table:table-cell table:style-name="ce26" table:formula="of:=IF(OR(ISBLANK([.J26]); ISBLANK([.J27])); &quot;&quot;; ([.J26] - [.J27]))" office:value-type="float" office:value="0.130028052216566" calcext:value-type="float">
            <text:p>0.13</text:p>
          </table:table-cell>
          <table:table-cell table:style-name="ce20" table:formula="of:=IF(OR(ISBLANK([.K26]); ISBLANK([.K27])); &quot;&quot;; ([.K26] - [.K27]))" office:value-type="float" office:value="-0.110480049710702" calcext:value-type="float">
            <text:p>-0.11</text:p>
          </table:table-cell>
          <table:table-cell table:style-name="ce26" table:formula="of:=IF(OR(ISBLANK([.L26]); ISBLANK([.L27])); &quot;&quot;; ([.L26] - [.L27]))" office:value-type="float" office:value="0.18143884159897" calcext:value-type="float">
            <text:p>0.18</text:p>
          </table:table-cell>
          <table:table-cell table:style-name="ce20" table:formula="of:=IF(OR(ISBLANK([.M26]); ISBLANK([.M27])); &quot;&quot;; ([.M26] - [.M27]))" office:value-type="float" office:value="0.138810557030595" calcext:value-type="float">
            <text:p>0.14</text:p>
          </table:table-cell>
          <table:table-cell table:style-name="ce26" table:formula="of:=IF(OR(ISBLANK([.N26]); ISBLANK([.N27])); &quot;&quot;; ([.N26] - [.N27]))" office:value-type="float" office:value="0.13213344460255" calcext:value-type="float">
            <text:p>0.13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-0.62_{\delta \hspace{1px} 0.42}$ " calcext:value-type="string">
            <text:p><text:s/>$-0.62_{\delta \hspace{1px} 0.42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-0.73_{\delta \hspace{1px} 0.65}$ " calcext:value-type="string">
            <text:p><text:s/>$-0.73_{\delta \hspace{1px} 0.65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-0.50_{\delta \hspace{1px} 0.24}$ " calcext:value-type="string">
            <text:p><text:s/>$-0.50_{\delta \hspace{1px} 0.24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0.01_{\delta \hspace{1px} 0.13}$ " calcext:value-type="string">
            <text:p><text:s/>$0.01_{\delta \hspace{1px} 0.13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-0.11_{\delta \hspace{1px} 0.18}$ " calcext:value-type="string">
            <text:p><text:s/>$-0.11_{\delta \hspace{1px} 0.18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0.14_{\delta \hspace{1px} 0.13}$ " calcext:value-type="string">
            <text:p><text:s/>$0.14_{\delta \hspace{1px} 0.13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4.0206607500932" calcext:value-type="float">
            <text:p>94.02</text:p>
          </table:table-cell>
          <table:table-cell table:style-name="ce34" office:value-type="float" office:value="1.11763338163273" calcext:value-type="float">
            <text:p>1.12</text:p>
          </table:table-cell>
          <table:table-cell table:style-name="ce19" office:value-type="float" office:value="93.0847435189107" calcext:value-type="float">
            <text:p>93.08</text:p>
          </table:table-cell>
          <table:table-cell table:style-name="ce34" office:value-type="float" office:value="1.58724658716916" calcext:value-type="float">
            <text:p>1.59</text:p>
          </table:table-cell>
          <table:table-cell table:style-name="ce29" office:value-type="float" office:value="94.996914341956" calcext:value-type="float">
            <text:p>95.00</text:p>
          </table:table-cell>
          <table:table-cell table:style-name="ce25" office:value-type="float" office:value="1.36798409457405" calcext:value-type="float">
            <text:p>1.37</text:p>
          </table:table-cell>
          <table:table-cell table:style-name="ce56"/>
          <table:table-cell table:style-name="ce19" office:value-type="float" office:value="97.5779718053569" calcext:value-type="float">
            <text:p>97.58</text:p>
          </table:table-cell>
          <table:table-cell table:style-name="ce34" office:value-type="float" office:value="0.793565195978506" calcext:value-type="float">
            <text:p>0.79</text:p>
          </table:table-cell>
          <table:table-cell table:style-name="ce19" office:value-type="float" office:value="96.6058216677791" calcext:value-type="float">
            <text:p>96.61</text:p>
          </table:table-cell>
          <table:table-cell table:style-name="ce34" office:value-type="float" office:value="1.36180215449434" calcext:value-type="float">
            <text:p>1.36</text:p>
          </table:table-cell>
          <table:table-cell table:style-name="ce19" office:value-type="float" office:value="98.5920277546815" calcext:value-type="float">
            <text:p>98.59</text:p>
          </table:table-cell>
          <table:table-cell table:style-name="ce34" office:value-type="float" office:value="1.20682103072978" calcext:value-type="float">
            <text:p>1.2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02_{\pm 1.12}$ " calcext:value-type="string">
            <text:p><text:s/>$94.02_{\pm 1.12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08_{\pm 1.59}$ " calcext:value-type="string">
            <text:p><text:s/>$93.08_{\pm 1.59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5.00_{\pm 1.37}$ " calcext:value-type="string">
            <text:p><text:s/>$95.00_{\pm 1.37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7.58_{\pm 0.79}$ " calcext:value-type="string">
            <text:p><text:s/>$97.58_{\pm 0.79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6.61_{\pm 1.36}$ " calcext:value-type="string">
            <text:p><text:s/>$96.61_{\pm 1.36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59_{\pm 1.21}$ " calcext:value-type="string">
            <text:p><text:s/>$98.59_{\pm 1.2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4.046852415929" calcext:value-type="float">
            <text:p>94.05</text:p>
          </table:table-cell>
          <table:table-cell table:style-name="ce34" office:value-type="float" office:value="1.27841089969204" calcext:value-type="float">
            <text:p>1.28</text:p>
          </table:table-cell>
          <table:table-cell table:style-name="ce19" office:value-type="float" office:value="93.8013042715855" calcext:value-type="float">
            <text:p>93.80</text:p>
          </table:table-cell>
          <table:table-cell table:style-name="ce34" office:value-type="float" office:value="1.447476659262" calcext:value-type="float">
            <text:p>1.45</text:p>
          </table:table-cell>
          <table:table-cell table:style-name="ce29" office:value-type="float" office:value="94.301109089864" calcext:value-type="float">
            <text:p>94.30</text:p>
          </table:table-cell>
          <table:table-cell table:style-name="ce25" office:value-type="float" office:value="1.36463385378081" calcext:value-type="float">
            <text:p>1.36</text:p>
          </table:table-cell>
          <table:table-cell table:style-name="ce56"/>
          <table:table-cell table:style-name="ce19" office:value-type="float" office:value="97.5823375497112" calcext:value-type="float">
            <text:p>97.58</text:p>
          </table:table-cell>
          <table:table-cell table:style-name="ce34" office:value-type="float" office:value="0.759954249190639" calcext:value-type="float">
            <text:p>0.76</text:p>
          </table:table-cell>
          <table:table-cell table:style-name="ce19" office:value-type="float" office:value="97.3286181647927" calcext:value-type="float">
            <text:p>97.33</text:p>
          </table:table-cell>
          <table:table-cell table:style-name="ce34" office:value-type="float" office:value="1.14014365458678" calcext:value-type="float">
            <text:p>1.14</text:p>
          </table:table-cell>
          <table:table-cell table:style-name="ce19" office:value-type="float" office:value="97.8450936673874" calcext:value-type="float">
            <text:p>97.85</text:p>
          </table:table-cell>
          <table:table-cell table:style-name="ce34" office:value-type="float" office:value="0.773081802994277" calcext:value-type="float">
            <text:p>0.77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4.05_{\pm 1.28}$ " calcext:value-type="string">
            <text:p><text:s/>$94.05_{\pm 1.28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80_{\pm 1.45}$ " calcext:value-type="string">
            <text:p><text:s/>$93.80_{\pm 1.45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30_{\pm 1.36}$ " calcext:value-type="string">
            <text:p><text:s/>$94.30_{\pm 1.36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7.58_{\pm 0.76}$ " calcext:value-type="string">
            <text:p><text:s/>$97.58_{\pm 0.76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33_{\pm 1.14}$ " calcext:value-type="string">
            <text:p><text:s/>$97.33_{\pm 1.14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85_{\pm 0.77}$ " calcext:value-type="string">
            <text:p><text:s/>$97.85_{\pm 0.77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-0.0261916658357961" calcext:value-type="float">
            <text:p>-0.03</text:p>
          </table:table-cell>
          <table:table-cell table:style-name="ce26" table:formula="of:=IF(OR(ISBLANK([.C30]); ISBLANK([.C31])); &quot;&quot;; ([.C30] - [.C31]))" office:value-type="float" office:value="-0.16077751805931" calcext:value-type="float">
            <text:p>-0.16</text:p>
          </table:table-cell>
          <table:table-cell table:style-name="ce20" table:formula="of:=IF(OR(ISBLANK([.D30]); ISBLANK([.D31])); &quot;&quot;; ([.D30] - [.D31]))" office:value-type="float" office:value="-0.716560752674795" calcext:value-type="float">
            <text:p>-0.72</text:p>
          </table:table-cell>
          <table:table-cell table:style-name="ce26" table:formula="of:=IF(OR(ISBLANK([.E30]); ISBLANK([.E31])); &quot;&quot;; ([.E30] - [.E31]))" office:value-type="float" office:value="0.13976992790716" calcext:value-type="float">
            <text:p>0.14</text:p>
          </table:table-cell>
          <table:table-cell table:style-name="ce20" table:formula="of:=IF(OR(ISBLANK([.F30]); ISBLANK([.F31])); &quot;&quot;; ([.F30] - [.F31]))" office:value-type="float" office:value="0.695805252092001" calcext:value-type="float">
            <text:p>0.70</text:p>
          </table:table-cell>
          <table:table-cell table:style-name="ce26" table:formula="of:=IF(OR(ISBLANK([.G30]); ISBLANK([.G31])); &quot;&quot;; ([.G30] - [.G31]))" office:value-type="float" office:value="0.00335024079323998" calcext:value-type="float">
            <text:p>0.00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-0.00436574435430259" calcext:value-type="float">
            <text:p>0.00</text:p>
          </table:table-cell>
          <table:table-cell table:style-name="ce26" table:formula="of:=IF(OR(ISBLANK([.J30]); ISBLANK([.J31])); &quot;&quot;; ([.J30] - [.J31]))" office:value-type="float" office:value="0.033610946787867" calcext:value-type="float">
            <text:p>0.03</text:p>
          </table:table-cell>
          <table:table-cell table:style-name="ce20" table:formula="of:=IF(OR(ISBLANK([.K30]); ISBLANK([.K31])); &quot;&quot;; ([.K30] - [.K31]))" office:value-type="float" office:value="-0.722796497013604" calcext:value-type="float">
            <text:p>-0.72</text:p>
          </table:table-cell>
          <table:table-cell table:style-name="ce26" table:formula="of:=IF(OR(ISBLANK([.L30]); ISBLANK([.L31])); &quot;&quot;; ([.L30] - [.L31]))" office:value-type="float" office:value="0.22165849990756" calcext:value-type="float">
            <text:p>0.22</text:p>
          </table:table-cell>
          <table:table-cell table:style-name="ce20" table:formula="of:=IF(OR(ISBLANK([.M30]); ISBLANK([.M31])); &quot;&quot;; ([.M30] - [.M31]))" office:value-type="float" office:value="0.746934087294093" calcext:value-type="float">
            <text:p>0.75</text:p>
          </table:table-cell>
          <table:table-cell table:style-name="ce26" table:formula="of:=IF(OR(ISBLANK([.N30]); ISBLANK([.N31])); &quot;&quot;; ([.N30] - [.N31]))" office:value-type="float" office:value="0.433739227735503" calcext:value-type="float">
            <text:p>0.43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-0.03_{\delta \hspace{1px} -0.16}$ " calcext:value-type="string">
            <text:p><text:s/>$-0.03_{\delta \hspace{1px} -0.16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-0.72_{\delta \hspace{1px} 0.14}$ " calcext:value-type="string">
            <text:p><text:s/>$-0.72_{\delta \hspace{1px} 0.14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70_{\delta \hspace{1px} 0.00}$ " calcext:value-type="string">
            <text:p><text:s/>$0.70_{\delta \hspace{1px} 0.00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0.00_{\delta \hspace{1px} 0.03}$ " calcext:value-type="string">
            <text:p><text:s/>$0.00_{\delta \hspace{1px} 0.03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-0.72_{\delta \hspace{1px} 0.22}$ " calcext:value-type="string">
            <text:p><text:s/>$-0.72_{\delta \hspace{1px} 0.22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0.75_{\delta \hspace{1px} 0.43}$ " calcext:value-type="string">
            <text:p><text:s/>$0.75_{\delta \hspace{1px} 0.43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88.8750592509012" calcext:value-type="float">
            <text:p>88.88</text:p>
          </table:table-cell>
          <table:table-cell table:style-name="ce34" office:value-type="float" office:value="2.02428853766524" calcext:value-type="float">
            <text:p>2.02</text:p>
          </table:table-cell>
          <table:table-cell table:style-name="ce19" office:value-type="float" office:value="88.1111241695321" calcext:value-type="float">
            <text:p>88.11</text:p>
          </table:table-cell>
          <table:table-cell table:style-name="ce34" office:value-type="float" office:value="2.61164803361171" calcext:value-type="float">
            <text:p>2.61</text:p>
          </table:table-cell>
          <table:table-cell table:style-name="ce29" office:value-type="float" office:value="89.7133066852281" calcext:value-type="float">
            <text:p>89.71</text:p>
          </table:table-cell>
          <table:table-cell table:style-name="ce25" office:value-type="float" office:value="2.54614223100199" calcext:value-type="float">
            <text:p>2.55</text:p>
          </table:table-cell>
          <table:table-cell table:style-name="ce56"/>
          <table:table-cell table:style-name="ce19" office:value-type="float" office:value="95.0776546572251" calcext:value-type="float">
            <text:p>95.08</text:p>
          </table:table-cell>
          <table:table-cell table:style-name="ce34" office:value-type="float" office:value="1.46301823367564" calcext:value-type="float">
            <text:p>1.46</text:p>
          </table:table-cell>
          <table:table-cell table:style-name="ce19" office:value-type="float" office:value="94.2529576336609" calcext:value-type="float">
            <text:p>94.25</text:p>
          </table:table-cell>
          <table:table-cell table:style-name="ce34" office:value-type="float" office:value="1.97974316981036" calcext:value-type="float">
            <text:p>1.98</text:p>
          </table:table-cell>
          <table:table-cell table:style-name="ce19" office:value-type="float" office:value="95.9825024714683" calcext:value-type="float">
            <text:p>95.98</text:p>
          </table:table-cell>
          <table:table-cell table:style-name="ce34" office:value-type="float" office:value="2.53497433427268" calcext:value-type="float">
            <text:p>2.53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88.88_{\pm 2.02}$ " calcext:value-type="string">
            <text:p><text:s/>$88.88_{\pm 2.02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8.11_{\pm 2.61}$ " calcext:value-type="string">
            <text:p><text:s/>$88.11_{\pm 2.61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89.71_{\pm 2.55}$ " calcext:value-type="string">
            <text:p><text:s/>$89.71_{\pm 2.55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5.08_{\pm 1.46}$ " calcext:value-type="string">
            <text:p><text:s/>$95.08_{\pm 1.46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4.25_{\pm 1.98}$ " calcext:value-type="string">
            <text:p><text:s/>$94.25_{\pm 1.98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5.98_{\pm 2.53}$ " calcext:value-type="string">
            <text:p><text:s/>$95.98_{\pm 2.53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89.9104011387627" calcext:value-type="float">
            <text:p>89.91</text:p>
          </table:table-cell>
          <table:table-cell table:style-name="ce34" office:value-type="float" office:value="2.64909203611597" calcext:value-type="float">
            <text:p>2.65</text:p>
          </table:table-cell>
          <table:table-cell table:style-name="ce19" office:value-type="float" office:value="88.668296451621" calcext:value-type="float">
            <text:p>88.67</text:p>
          </table:table-cell>
          <table:table-cell table:style-name="ce34" office:value-type="float" office:value="2.20402695825256" calcext:value-type="float">
            <text:p>2.20</text:p>
          </table:table-cell>
          <table:table-cell table:style-name="ce29" office:value-type="float" office:value="91.2377668789357" calcext:value-type="float">
            <text:p>91.24</text:p>
          </table:table-cell>
          <table:table-cell table:style-name="ce25" office:value-type="float" office:value="3.70413859760785" calcext:value-type="float">
            <text:p>3.70</text:p>
          </table:table-cell>
          <table:table-cell table:style-name="ce56"/>
          <table:table-cell table:style-name="ce19" office:value-type="float" office:value="94.8316093562956" calcext:value-type="float">
            <text:p>94.83</text:p>
          </table:table-cell>
          <table:table-cell table:style-name="ce34" office:value-type="float" office:value="1.79952867560032" calcext:value-type="float">
            <text:p>1.80</text:p>
          </table:table-cell>
          <table:table-cell table:style-name="ce19" office:value-type="float" office:value="93.5435393289428" calcext:value-type="float">
            <text:p>93.54</text:p>
          </table:table-cell>
          <table:table-cell table:style-name="ce34" office:value-type="float" office:value="2.20487384296808" calcext:value-type="float">
            <text:p>2.20</text:p>
          </table:table-cell>
          <table:table-cell table:style-name="ce19" office:value-type="float" office:value="96.2083796808705" calcext:value-type="float">
            <text:p>96.21</text:p>
          </table:table-cell>
          <table:table-cell table:style-name="ce34" office:value-type="float" office:value="2.51585257876192" calcext:value-type="float">
            <text:p>2.5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9.91_{\pm 2.65}$ " calcext:value-type="string">
            <text:p><text:s/>$89.91_{\pm 2.65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8.67_{\pm 2.20}$ " calcext:value-type="string">
            <text:p><text:s/>$88.67_{\pm 2.20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91.24_{\pm 3.70}$ " calcext:value-type="string">
            <text:p><text:s/>$91.24_{\pm 3.70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4.83_{\pm 1.80}$ " calcext:value-type="string">
            <text:p><text:s/>$94.83_{\pm 1.80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3.54_{\pm 2.20}$ " calcext:value-type="string">
            <text:p><text:s/>$93.54_{\pm 2.20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6.21_{\pm 2.52}$ " calcext:value-type="string">
            <text:p><text:s/>$96.21_{\pm 2.5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-1.03534188786149" calcext:value-type="float">
            <text:p>-1.04</text:p>
          </table:table-cell>
          <table:table-cell table:style-name="ce107" table:formula="of:=IF(OR(ISBLANK([.C34]); ISBLANK([.C35])); &quot;&quot;; ([.C34] - [.C35]))" office:value-type="float" office:value="-0.62480349845073" calcext:value-type="float">
            <text:p>-0.62</text:p>
          </table:table-cell>
          <table:table-cell table:style-name="ce94" table:formula="of:=IF(OR(ISBLANK([.D34]); ISBLANK([.D35])); &quot;&quot;; ([.D34] - [.D35]))" office:value-type="float" office:value="-0.557172282088899" calcext:value-type="float">
            <text:p>-0.56</text:p>
          </table:table-cell>
          <table:table-cell table:style-name="ce107" table:formula="of:=IF(OR(ISBLANK([.E34]); ISBLANK([.E35])); &quot;&quot;; ([.E34] - [.E35]))" office:value-type="float" office:value="0.40762107535915" calcext:value-type="float">
            <text:p>0.41</text:p>
          </table:table-cell>
          <table:table-cell table:style-name="ce94" table:formula="of:=IF(OR(ISBLANK([.F34]); ISBLANK([.F35])); &quot;&quot;; ([.F34] - [.F35]))" office:value-type="float" office:value="-1.5244601937076" calcext:value-type="float">
            <text:p>-1.52</text:p>
          </table:table-cell>
          <table:table-cell table:style-name="ce107" table:formula="of:=IF(OR(ISBLANK([.G34]); ISBLANK([.G35])); &quot;&quot;; ([.G34] - [.G35]))" office:value-type="float" office:value="-1.15799636660586" calcext:value-type="float">
            <text:p>-1.16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0.246045300929495" calcext:value-type="float">
            <text:p>0.25</text:p>
          </table:table-cell>
          <table:table-cell table:style-name="ce107" table:formula="of:=IF(OR(ISBLANK([.J34]); ISBLANK([.J35])); &quot;&quot;; ([.J34] - [.J35]))" office:value-type="float" office:value="-0.33651044192468" calcext:value-type="float">
            <text:p>-0.34</text:p>
          </table:table-cell>
          <table:table-cell table:style-name="ce94" table:formula="of:=IF(OR(ISBLANK([.K34]); ISBLANK([.K35])); &quot;&quot;; ([.K34] - [.K35]))" office:value-type="float" office:value="0.709418304718099" calcext:value-type="float">
            <text:p>0.71</text:p>
          </table:table-cell>
          <table:table-cell table:style-name="ce107" table:formula="of:=IF(OR(ISBLANK([.L34]); ISBLANK([.L35])); &quot;&quot;; ([.L34] - [.L35]))" office:value-type="float" office:value="-0.22513067315772" calcext:value-type="float">
            <text:p>-0.23</text:p>
          </table:table-cell>
          <table:table-cell table:style-name="ce94" table:formula="of:=IF(OR(ISBLANK([.M34]); ISBLANK([.M35])); &quot;&quot;; ([.M34] - [.M35]))" office:value-type="float" office:value="-0.225877209402199" calcext:value-type="float">
            <text:p>-0.23</text:p>
          </table:table-cell>
          <table:table-cell table:style-name="ce107" table:formula="of:=IF(OR(ISBLANK([.N34]); ISBLANK([.N35])); &quot;&quot;; ([.N34] - [.N35]))" office:value-type="float" office:value="0.0191217555107599" calcext:value-type="float">
            <text:p>0.02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-1.04_{\delta \hspace{1px} -0.62}$ " calcext:value-type="string">
            <text:p><text:s/>$-1.04_{\delta \hspace{1px} -0.62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-0.56_{\delta \hspace{1px} 0.41}$ " calcext:value-type="string">
            <text:p><text:s/>$-0.56_{\delta \hspace{1px} 0.41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-1.52_{\delta \hspace{1px} -1.16}$ " calcext:value-type="string">
            <text:p><text:s/>$-1.52_{\delta \hspace{1px} -1.16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0.25_{\delta \hspace{1px} -0.34}$ " calcext:value-type="string">
            <text:p><text:s/>$0.25_{\delta \hspace{1px} -0.34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0.71_{\delta \hspace{1px} -0.23}$ " calcext:value-type="string">
            <text:p><text:s/>$0.71_{\delta \hspace{1px} -0.23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23_{\delta \hspace{1px} 0.02}$ " calcext:value-type="string">
            <text:p><text:s/>$-0.23_{\delta \hspace{1px} 0.02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26:43.5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27:44.687000000</dc:date>
    <meta:editing-cycles>91</meta:editing-cycles>
    <meta:editing-duration>PT6H49M57S</meta:editing-duration>
    <meta:document-statistic meta:table-count="1" meta:cell-count="569" meta:object-count="0"/>
  </office:meta>
</office:document-meta>
</file>